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7f7f9" officeooo:paragraph-rsid="0007f7f9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39"/>
    <style:style style:name="P5" style:family="paragraph" style:parent-style-name="Preformatted_20_Text" style:list-style-name="L39">
      <style:paragraph-properties style:writing-mode="lr-tb"/>
    </style:style>
    <style:style style:name="P6" style:family="paragraph" style:parent-style-name="Preformatted_20_Text" style:list-style-name="L39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2"/>
    <style:style style:name="P8" style:family="paragraph" style:parent-style-name="Preformatted_20_Text" style:list-style-name="L42">
      <style:paragraph-properties style:writing-mode="lr-tb"/>
    </style:style>
    <style:style style:name="P9" style:family="paragraph" style:parent-style-name="Preformatted_20_Text" style:list-style-name="L42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43"/>
    <style:style style:name="P11" style:family="paragraph" style:parent-style-name="Preformatted_20_Text" style:list-style-name="L43">
      <style:paragraph-properties style:writing-mode="lr-tb"/>
    </style:style>
    <style:style style:name="P12" style:family="paragraph" style:parent-style-name="Preformatted_20_Text" style:list-style-name="L43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44"/>
    <style:style style:name="P14" style:family="paragraph" style:parent-style-name="Preformatted_20_Text" style:list-style-name="L44">
      <style:paragraph-properties style:writing-mode="lr-tb"/>
    </style:style>
    <style:style style:name="P15" style:family="paragraph" style:parent-style-name="Preformatted_20_Text" style:list-style-name="L44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45"/>
    <style:style style:name="P17" style:family="paragraph" style:parent-style-name="Preformatted_20_Text" style:list-style-name="L45">
      <style:paragraph-properties style:writing-mode="lr-tb"/>
    </style:style>
    <style:style style:name="P18" style:family="paragraph" style:parent-style-name="Preformatted_20_Text" style:list-style-name="L45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46"/>
    <style:style style:name="P20" style:family="paragraph" style:parent-style-name="Preformatted_20_Text" style:list-style-name="L46">
      <style:paragraph-properties style:writing-mode="lr-tb"/>
    </style:style>
    <style:style style:name="P21" style:family="paragraph" style:parent-style-name="Preformatted_20_Text" style:list-style-name="L46">
      <style:paragraph-properties fo:margin-top="0cm" fo:margin-bottom="0.499cm" style:contextual-spacing="false" style:writing-mode="lr-tb"/>
    </style:style>
    <style:style style:name="P22" style:family="paragraph" style:parent-style-name="Preformatted_20_Text" style:list-style-name="L47"/>
    <style:style style:name="P23" style:family="paragraph" style:parent-style-name="Preformatted_20_Text" style:list-style-name="L47">
      <style:paragraph-properties style:writing-mode="lr-tb"/>
    </style:style>
    <style:style style:name="P24" style:family="paragraph" style:parent-style-name="Preformatted_20_Text" style:list-style-name="L47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49"/>
    <style:style style:name="P26" style:family="paragraph" style:parent-style-name="Preformatted_20_Text" style:list-style-name="L49">
      <style:paragraph-properties style:writing-mode="lr-tb"/>
    </style:style>
    <style:style style:name="P27" style:family="paragraph" style:parent-style-name="Preformatted_20_Text" style:list-style-name="L49">
      <style:paragraph-properties fo:margin-top="0cm" fo:margin-bottom="0.499cm" style:contextual-spacing="false" style:writing-mode="lr-tb"/>
    </style:style>
    <style:style style:name="P28" style:family="paragraph" style:parent-style-name="Preformatted_20_Text" style:list-style-name="L54"/>
    <style:style style:name="P29" style:family="paragraph" style:parent-style-name="Preformatted_20_Text" style:list-style-name="L54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58"/>
    <style:style style:name="P31" style:family="paragraph" style:parent-style-name="Preformatted_20_Text" style:list-style-name="L58">
      <style:paragraph-properties style:writing-mode="lr-tb"/>
    </style:style>
    <style:style style:name="P32" style:family="paragraph" style:parent-style-name="Preformatted_20_Text" style:list-style-name="L58">
      <style:paragraph-properties fo:margin-top="0cm" fo:margin-bottom="0.499cm" style:contextual-spacing="false" style:writing-mode="lr-tb"/>
    </style:style>
    <style:style style:name="P33" style:family="paragraph" style:parent-style-name="Standard">
      <style:text-properties officeooo:rsid="0007f7f9" officeooo:paragraph-rsid="0007f7f9"/>
    </style:style>
    <style:style style:name="P34" style:family="paragraph" style:parent-style-name="Standard">
      <style:paragraph-properties fo:text-align="center" style:justify-single-word="false"/>
      <style:text-properties officeooo:rsid="0007f7f9" officeooo:paragraph-rsid="0007f7f9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4"/>
    <style:style style:name="P39" style:family="paragraph" style:parent-style-name="Text_20_body" style:list-style-name="L4">
      <style:paragraph-properties fo:margin-top="0cm" fo:margin-bottom="0cm" style:contextual-spacing="false"/>
    </style:style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6">
      <style:paragraph-properties fo:margin-top="0cm" fo:margin-bottom="0cm" style:contextual-spacing="false"/>
    </style:style>
    <style:style style:name="P43" style:family="paragraph" style:parent-style-name="Text_20_body" style:list-style-name="L7"/>
    <style:style style:name="P44" style:family="paragraph" style:parent-style-name="Text_20_body" style:list-style-name="L8"/>
    <style:style style:name="P45" style:family="paragraph" style:parent-style-name="Text_20_body" style:list-style-name="L8">
      <style:paragraph-properties fo:margin-top="0cm" fo:margin-bottom="0cm" style:contextual-spacing="false"/>
    </style:style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0">
      <style:paragraph-properties fo:margin-top="0cm" fo:margin-bottom="0cm" style:contextual-spacing="false"/>
    </style:style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 style:list-style-name="L12">
      <style:paragraph-properties fo:margin-top="0cm" fo:margin-bottom="0cm" style:contextual-spacing="false"/>
    </style:style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4">
      <style:paragraph-properties fo:margin-top="0cm" fo:margin-bottom="0cm" style:contextual-spacing="false"/>
    </style:style>
    <style:style style:name="P55" style:family="paragraph" style:parent-style-name="Text_20_body" style:list-style-name="L15"/>
    <style:style style:name="P56" style:family="paragraph" style:parent-style-name="Text_20_body" style:list-style-name="L16"/>
    <style:style style:name="P57" style:family="paragraph" style:parent-style-name="Text_20_body" style:list-style-name="L16">
      <style:paragraph-properties fo:margin-top="0cm" fo:margin-bottom="0cm" style:contextual-spacing="false"/>
    </style:style>
    <style:style style:name="P58" style:family="paragraph" style:parent-style-name="Text_20_body" style:list-style-name="L17"/>
    <style:style style:name="P59" style:family="paragraph" style:parent-style-name="Text_20_body" style:list-style-name="L18"/>
    <style:style style:name="P60" style:family="paragraph" style:parent-style-name="Text_20_body" style:list-style-name="L18">
      <style:paragraph-properties fo:margin-top="0cm" fo:margin-bottom="0cm" style:contextual-spacing="false"/>
    </style:style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 style:list-style-name="L20">
      <style:paragraph-properties fo:margin-top="0cm" fo:margin-bottom="0cm" style:contextual-spacing="false"/>
    </style:style>
    <style:style style:name="P64" style:family="paragraph" style:parent-style-name="Text_20_body" style:list-style-name="L21"/>
    <style:style style:name="P65" style:family="paragraph" style:parent-style-name="Text_20_body" style:list-style-name="L22">
      <style:paragraph-properties fo:margin-top="0cm" fo:margin-bottom="0cm" style:contextual-spacing="false"/>
    </style:style>
    <style:style style:name="P66" style:family="paragraph" style:parent-style-name="Text_20_body" style:list-style-name="L22">
      <style:text-properties officeooo:paragraph-rsid="0007f7f9"/>
    </style:style>
    <style:style style:name="P67" style:family="paragraph" style:parent-style-name="Text_20_body">
      <style:text-properties officeooo:rsid="0007f7f9" officeooo:paragraph-rsid="0007f7f9"/>
    </style:style>
    <style:style style:name="P68" style:family="paragraph" style:parent-style-name="Text_20_body" style:list-style-name="L36"/>
    <style:style style:name="P69" style:family="paragraph" style:parent-style-name="Text_20_body" style:list-style-name="L36">
      <style:paragraph-properties fo:margin-top="0cm" fo:margin-bottom="0cm" style:contextual-spacing="false"/>
    </style:style>
    <style:style style:name="P70" style:family="paragraph" style:parent-style-name="Text_20_body" style:list-style-name="L37"/>
    <style:style style:name="P71" style:family="paragraph" style:parent-style-name="Text_20_body" style:list-style-name="L37">
      <style:paragraph-properties fo:margin-top="0cm" fo:margin-bottom="0cm" style:contextual-spacing="false"/>
    </style:style>
    <style:style style:name="P72" style:family="paragraph" style:parent-style-name="Text_20_body" style:list-style-name="L38"/>
    <style:style style:name="P73" style:family="paragraph" style:parent-style-name="Text_20_body" style:list-style-name="L38">
      <style:paragraph-properties fo:margin-top="0cm" fo:margin-bottom="0cm" style:contextual-spacing="false"/>
    </style:style>
    <style:style style:name="P74" style:family="paragraph" style:parent-style-name="Text_20_body" style:list-style-name="L39"/>
    <style:style style:name="P75" style:family="paragraph" style:parent-style-name="Text_20_body" style:list-style-name="L40"/>
    <style:style style:name="P76" style:family="paragraph" style:parent-style-name="Text_20_body" style:list-style-name="L40">
      <style:paragraph-properties fo:margin-top="0cm" fo:margin-bottom="0cm" style:contextual-spacing="false"/>
    </style:style>
    <style:style style:name="P77" style:family="paragraph" style:parent-style-name="Text_20_body" style:list-style-name="L41"/>
    <style:style style:name="P78" style:family="paragraph" style:parent-style-name="Text_20_body" style:list-style-name="L41">
      <style:paragraph-properties fo:margin-top="0cm" fo:margin-bottom="0cm" style:contextual-spacing="false"/>
    </style:style>
    <style:style style:name="P79" style:family="paragraph" style:parent-style-name="Text_20_body" style:list-style-name="L42"/>
    <style:style style:name="P80" style:family="paragraph" style:parent-style-name="Text_20_body" style:list-style-name="L43"/>
    <style:style style:name="P81" style:family="paragraph" style:parent-style-name="Text_20_body" style:list-style-name="L44"/>
    <style:style style:name="P82" style:family="paragraph" style:parent-style-name="Text_20_body" style:list-style-name="L45"/>
    <style:style style:name="P83" style:family="paragraph" style:parent-style-name="Text_20_body" style:list-style-name="L46"/>
    <style:style style:name="P84" style:family="paragraph" style:parent-style-name="Text_20_body" style:list-style-name="L47"/>
    <style:style style:name="P85" style:family="paragraph" style:parent-style-name="Text_20_body" style:list-style-name="L48"/>
    <style:style style:name="P86" style:family="paragraph" style:parent-style-name="Text_20_body" style:list-style-name="L48">
      <style:paragraph-properties fo:margin-top="0cm" fo:margin-bottom="0cm" style:contextual-spacing="false"/>
    </style:style>
    <style:style style:name="P87" style:family="paragraph" style:parent-style-name="Text_20_body" style:list-style-name="L49"/>
    <style:style style:name="P88" style:family="paragraph" style:parent-style-name="Text_20_body" style:list-style-name="L50"/>
    <style:style style:name="P89" style:family="paragraph" style:parent-style-name="Text_20_body" style:list-style-name="L50">
      <style:paragraph-properties fo:margin-top="0cm" fo:margin-bottom="0cm" style:contextual-spacing="false"/>
    </style:style>
    <style:style style:name="P90" style:family="paragraph" style:parent-style-name="Text_20_body" style:list-style-name="L51"/>
    <style:style style:name="P91" style:family="paragraph" style:parent-style-name="Text_20_body" style:list-style-name="L51">
      <style:paragraph-properties fo:margin-top="0cm" fo:margin-bottom="0cm" style:contextual-spacing="false"/>
    </style:style>
    <style:style style:name="P92" style:family="paragraph" style:parent-style-name="Text_20_body" style:list-style-name="L52"/>
    <style:style style:name="P93" style:family="paragraph" style:parent-style-name="Text_20_body" style:list-style-name="L52">
      <style:paragraph-properties fo:margin-top="0cm" fo:margin-bottom="0cm" style:contextual-spacing="false"/>
    </style:style>
    <style:style style:name="P94" style:family="paragraph" style:parent-style-name="Text_20_body" style:list-style-name="L53"/>
    <style:style style:name="P95" style:family="paragraph" style:parent-style-name="Text_20_body" style:list-style-name="L53">
      <style:paragraph-properties fo:margin-top="0cm" fo:margin-bottom="0cm" style:contextual-spacing="false"/>
    </style:style>
    <style:style style:name="P96" style:family="paragraph" style:parent-style-name="Text_20_body" style:list-style-name="L54"/>
    <style:style style:name="P97" style:family="paragraph" style:parent-style-name="Text_20_body" style:list-style-name="L55"/>
    <style:style style:name="P98" style:family="paragraph" style:parent-style-name="Text_20_body" style:list-style-name="L55">
      <style:paragraph-properties fo:margin-top="0cm" fo:margin-bottom="0cm" style:contextual-spacing="false"/>
    </style:style>
    <style:style style:name="P99" style:family="paragraph" style:parent-style-name="Text_20_body" style:list-style-name="L56"/>
    <style:style style:name="P100" style:family="paragraph" style:parent-style-name="Text_20_body" style:list-style-name="L56">
      <style:paragraph-properties fo:margin-top="0cm" fo:margin-bottom="0cm" style:contextual-spacing="false"/>
    </style:style>
    <style:style style:name="P101" style:family="paragraph" style:parent-style-name="Text_20_body" style:list-style-name="L57"/>
    <style:style style:name="P102" style:family="paragraph" style:parent-style-name="Text_20_body" style:list-style-name="L57">
      <style:paragraph-properties fo:margin-top="0cm" fo:margin-bottom="0cm" style:contextual-spacing="false"/>
    </style:style>
    <style:style style:name="P103" style:family="paragraph" style:parent-style-name="Text_20_body" style:list-style-name="L58"/>
    <style:style style:name="P104" style:family="paragraph" style:parent-style-name="Text_20_body" style:list-style-name="L59"/>
    <style:style style:name="P105" style:family="paragraph" style:parent-style-name="Text_20_body" style:list-style-name="L59">
      <style:paragraph-properties fo:margin-top="0cm" fo:margin-bottom="0cm" style:contextual-spacing="false"/>
    </style:style>
    <style:style style:name="P106" style:family="paragraph" style:parent-style-name="Text_20_body" style:list-style-name="L60"/>
    <style:style style:name="P107" style:family="paragraph" style:parent-style-name="Text_20_body" style:list-style-name="L60">
      <style:paragraph-properties fo:margin-top="0cm" fo:margin-bottom="0cm" style:contextual-spacing="false"/>
    </style:style>
    <style:style style:name="P108" style:family="paragraph" style:parent-style-name="Text_20_body" style:list-style-name="L61"/>
    <style:style style:name="P109" style:family="paragraph" style:parent-style-name="Text_20_body" style:list-style-name="L61">
      <style:paragraph-properties fo:margin-top="0cm" fo:margin-bottom="0cm" style:contextual-spacing="false"/>
    </style:style>
    <style:style style:name="P110" style:family="paragraph" style:parent-style-name="Text_20_body" style:list-style-name="L62"/>
    <style:style style:name="P111" style:family="paragraph" style:parent-style-name="Text_20_body" style:list-style-name="L62">
      <style:paragraph-properties fo:margin-top="0cm" fo:margin-bottom="0cm" style:contextual-spacing="false"/>
    </style:style>
    <style:style style:name="P112" style:family="paragraph" style:parent-style-name="Text_20_body" style:list-style-name="L63"/>
    <style:style style:name="P113" style:family="paragraph" style:parent-style-name="Text_20_body" style:list-style-name="L6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UIA RÁPIDO DE FRONT-END</text:p>
      <text:p text:style-name="P33"/>
      <text:p text:style-name="P67"><text:span text:style-name="Strong_20_Emphasis">Introdução ao Front-End</text:span></text:p>
      <text:list xml:id="list257095567" text:style-name="L2">
        <text:list-item>
          <text:p text:style-name="P36">O que é Desenvolvimento Front-End?</text:p>
        </text:list-item>
        <text:list-item>
          <text:p text:style-name="P36">História e Evolução</text:p>
        </text:list-item>
        <text:list-item>
          <text:p text:style-name="P35">Principais Tecnologias Utilizadas</text:p>
        </text:list-item>
      </text:list>
      <text:list xml:id="list3664041129" text:style-name="L3">
        <text:list-item>
          <text:p text:style-name="P37"><text:span text:style-name="Strong_20_Emphasis">HTML - Estrutura Básica</text:span></text:p>
        </text:list-item>
      </text:list>
      <text:list xml:id="list2912946970" text:style-name="L4">
        <text:list-item>
          <text:p text:style-name="P39">Introdução ao HTML</text:p>
        </text:list-item>
        <text:list-item>
          <text:p text:style-name="P39">Elementos e Atributos</text:p>
        </text:list-item>
        <text:list-item>
          <text:p text:style-name="P39">Estrutura de um Documento HTML</text:p>
        </text:list-item>
        <text:list-item>
          <text:p text:style-name="P38">Exemplos de Código</text:p>
        </text:list-item>
      </text:list>
      <text:list xml:id="list4159762354" text:style-name="L5">
        <text:list-item>
          <text:p text:style-name="P40"><text:span text:style-name="Strong_20_Emphasis">CSS - Estilizando a Web</text:span></text:p>
        </text:list-item>
      </text:list>
      <text:list xml:id="list2580900073" text:style-name="L6">
        <text:list-item>
          <text:p text:style-name="P42">Introdução ao CSS</text:p>
        </text:list-item>
        <text:list-item>
          <text:p text:style-name="P42">Seletores e Propriedades</text:p>
        </text:list-item>
        <text:list-item>
          <text:p text:style-name="P42">Box Model</text:p>
        </text:list-item>
        <text:list-item>
          <text:p text:style-name="P42">Layouts com Flexbox e Grid</text:p>
        </text:list-item>
        <text:list-item>
          <text:p text:style-name="P42">Media Queries e Responsividade</text:p>
        </text:list-item>
        <text:list-item>
          <text:p text:style-name="P41">Exemplos de Código</text:p>
        </text:list-item>
      </text:list>
      <text:list xml:id="list2164890350" text:style-name="L7">
        <text:list-item>
          <text:p text:style-name="P43"><text:span text:style-name="Strong_20_Emphasis">JavaScript - Interatividade</text:span></text:p>
        </text:list-item>
      </text:list>
      <text:list xml:id="list3119305868" text:style-name="L8">
        <text:list-item>
          <text:p text:style-name="P45">Introdução ao JavaScript</text:p>
        </text:list-item>
        <text:list-item>
          <text:p text:style-name="P45">Sintaxe Básica</text:p>
        </text:list-item>
        <text:list-item>
          <text:p text:style-name="P45">Manipulação do DOM</text:p>
        </text:list-item>
        <text:list-item>
          <text:p text:style-name="P45">Eventos</text:p>
        </text:list-item>
        <text:list-item>
          <text:p text:style-name="P45">AJAX e Comunicação com Servidores</text:p>
        </text:list-item>
        <text:list-item>
          <text:p text:style-name="P44">Exemplos de Código</text:p>
        </text:list-item>
      </text:list>
      <text:list xml:id="list3802479478" text:style-name="L9">
        <text:list-item>
          <text:p text:style-name="P46"><text:span text:style-name="Strong_20_Emphasis">Bootstrap - Framework CSS</text:span></text:p>
        </text:list-item>
      </text:list>
      <text:list xml:id="list759398509" text:style-name="L10">
        <text:list-item>
          <text:p text:style-name="P48">Introdução ao Bootstrap</text:p>
        </text:list-item>
        <text:list-item>
          <text:p text:style-name="P48">Instalação e Configuração</text:p>
        </text:list-item>
        <text:list-item>
          <text:p text:style-name="P48">Sistema de Grid</text:p>
        </text:list-item>
        <text:list-item>
          <text:p text:style-name="P48">Componentes e Utilitários</text:p>
        </text:list-item>
        <text:list-item>
          <text:p text:style-name="P48">Customização</text:p>
        </text:list-item>
        <text:list-item>
          <text:p text:style-name="P47">Exemplos de Código</text:p>
        </text:list-item>
      </text:list>
      <text:list xml:id="list562474885" text:style-name="L11">
        <text:list-item>
          <text:p text:style-name="P49"><text:span text:style-name="Strong_20_Emphasis">Frameworks e Bibliotecas JavaScript</text:span></text:p>
        </text:list-item>
      </text:list>
      <text:list xml:id="list3151179579" text:style-name="L12">
        <text:list-item>
          <text:p text:style-name="P51">Introdução a Frameworks e Bibliotecas</text:p>
        </text:list-item>
        <text:list-item>
          <text:p text:style-name="P51">React.js</text:p>
        </text:list-item>
        <text:list-item>
          <text:p text:style-name="P51">Vue.js</text:p>
        </text:list-item>
        <text:list-item>
          <text:p text:style-name="P51">Angular</text:p>
        </text:list-item>
        <text:list-item>
          <text:p text:style-name="P50">Comparações e Casos de Uso</text:p>
        </text:list-item>
      </text:list>
      <text:list xml:id="list3326121643" text:style-name="L13">
        <text:list-item>
          <text:p text:style-name="P52"><text:span text:style-name="Strong_20_Emphasis">Ferramentas de Desenvolvimento</text:span></text:p>
        </text:list-item>
      </text:list>
      <text:list xml:id="list595942982" text:style-name="L14">
        <text:list-item>
          <text:p text:style-name="P54">Editores de Código e IDEs</text:p>
        </text:list-item>
        <text:list-item>
          <text:p text:style-name="P54"><text:soft-page-break/>Sistemas de Controle de Versão (Git)</text:p>
        </text:list-item>
        <text:list-item>
          <text:p text:style-name="P54">Gerenciadores de Pacotes (npm, Yarn)</text:p>
        </text:list-item>
        <text:list-item>
          <text:p text:style-name="P54">Automatizadores de Tarefas (Webpack, Gulp)</text:p>
        </text:list-item>
        <text:list-item>
          <text:p text:style-name="P53">Exemplos de Uso</text:p>
        </text:list-item>
      </text:list>
      <text:list xml:id="list2776026023" text:style-name="L15">
        <text:list-item>
          <text:p text:style-name="P55"><text:span text:style-name="Strong_20_Emphasis">Boas Práticas e Acessibilidade</text:span></text:p>
        </text:list-item>
      </text:list>
      <text:list xml:id="list3959896337" text:style-name="L16">
        <text:list-item>
          <text:p text:style-name="P57">Boas Práticas de Codificação</text:p>
        </text:list-item>
        <text:list-item>
          <text:p text:style-name="P57">SEO Básico para Desenvolvedores Front-End</text:p>
        </text:list-item>
        <text:list-item>
          <text:p text:style-name="P57">Acessibilidade na Web</text:p>
        </text:list-item>
        <text:list-item>
          <text:p text:style-name="P57">Performance e Otimização</text:p>
        </text:list-item>
        <text:list-item>
          <text:p text:style-name="P56">Exemplos e Dicas</text:p>
        </text:list-item>
      </text:list>
      <text:list xml:id="list949912373" text:style-name="L17">
        <text:list-item>
          <text:p text:style-name="P58"><text:span text:style-name="Strong_20_Emphasis">Projetos Práticos</text:span></text:p>
        </text:list-item>
      </text:list>
      <text:list xml:id="list1364431430" text:style-name="L18">
        <text:list-item>
          <text:p text:style-name="P60">Projeto 1: Página Pessoal Simples</text:p>
        </text:list-item>
        <text:list-item>
          <text:p text:style-name="P60">Projeto 2: Aplicação To-Do List</text:p>
        </text:list-item>
        <text:list-item>
          <text:p text:style-name="P60">Projeto 3: Blog Responsivo</text:p>
        </text:list-item>
        <text:list-item>
          <text:p text:style-name="P59">Descrição e Código dos Projetos</text:p>
        </text:list-item>
      </text:list>
      <text:list xml:id="list1662222105" text:style-name="L19">
        <text:list-item>
          <text:p text:style-name="P61"><text:span text:style-name="Strong_20_Emphasis">Conclusão</text:span></text:p>
        </text:list-item>
      </text:list>
      <text:list xml:id="list1874862545" text:style-name="L20">
        <text:list-item>
          <text:p text:style-name="P63">Resumo do Aprendizado</text:p>
        </text:list-item>
        <text:list-item>
          <text:p text:style-name="P63">Próximos Passos no Desenvolvimento Front-End</text:p>
        </text:list-item>
        <text:list-item>
          <text:p text:style-name="P62">Recursos Adicionais e Comunidades</text:p>
        </text:list-item>
      </text:list>
      <text:list xml:id="list1963917319" text:style-name="L21">
        <text:list-item>
          <text:p text:style-name="P64"><text:span text:style-name="Strong_20_Emphasis">Apêndices</text:span></text:p>
        </text:list-item>
      </text:list>
      <text:list xml:id="list3447652848" text:style-name="L22">
        <text:list-item>
          <text:p text:style-name="P65">Glossário de Termos Técnicos</text:p>
        </text:list-item>
        <text:list-item>
          <text:p text:style-name="P65">Referências e Leituras Recomendadas</text:p>
        </text:list-item>
        <text:list-item>
          <text:p text:style-name="P66">Links Úteis e Ferramentas Online</text:p>
        </text:list-item>
      </text:list>
      <text:p text:style-name="P33"/>
      <text:h text:style-name="P1" text:outline-level="4">Introdução ao Front-End</text:h>
      <text:h text:style-name="Heading_20_5" text:outline-level="5">O que é Desenvolvimento Front-End?</text:h>
      <text:p text:style-name="Text_20_body">Desenvolvimento Front-End refere-se à criação da interface de usuário e à experiência que os usuários têm ao interagir com um site ou aplicativo web. Isso inclui a estrutura da página, a estilização e o comportamento dinâmico.</text:p>
      <text:h text:style-name="Heading_20_5" text:outline-level="5">História e Evolução</text:h>
      <text:p text:style-name="Text_20_body">O desenvolvimento front-end começou com HTML simples e cresceu ao longo dos anos para incluir CSS, JavaScript e diversas ferramentas e frameworks. A evolução pode ser dividida em várias fases:</text:p>
      <text:list xml:id="list73728875" text:style-name="L36">
        <text:list-item>
          <text:p text:style-name="P69"><text:span text:style-name="Strong_20_Emphasis">HTML e CSS Básicos:</text:span> Inicialmente, os sites eram estáticos e usavam HTML para estrutura e CSS para estilo.</text:p>
        </text:list-item>
        <text:list-item>
          <text:p text:style-name="P69"><text:span text:style-name="Strong_20_Emphasis">Primeiros JavaScript:</text:span> Introduzindo interatividade básica, como validação de formulários e animações simples.</text:p>
        </text:list-item>
        <text:list-item>
          <text:p text:style-name="P69"><text:span text:style-name="Strong_20_Emphasis">Frameworks e Bibliotecas:</text:span> Surgimento de jQuery, Bootstrap, etc.</text:p>
        </text:list-item>
        <text:list-item>
          <text:p text:style-name="P68"><text:span text:style-name="Strong_20_Emphasis">SPAs e Frameworks Modernos:</text:span> Aplicações de Página Única (SPAs) com frameworks como React, Vue e Angular.</text:p>
        </text:list-item>
      </text:list>
      <text:h text:style-name="Heading_20_5" text:outline-level="5"><text:soft-page-break/>Principais Tecnologias Utilizadas</text:h>
      <text:list xml:id="list3501967172" text:style-name="L37">
        <text:list-item>
          <text:p text:style-name="P71"><text:span text:style-name="Strong_20_Emphasis">HTML:</text:span> Linguagem de marcação para estruturar conteúdo.</text:p>
        </text:list-item>
        <text:list-item>
          <text:p text:style-name="P71"><text:span text:style-name="Strong_20_Emphasis">CSS:</text:span> Linguagem de estilo para apresentação visual.</text:p>
        </text:list-item>
        <text:list-item>
          <text:p text:style-name="P71"><text:span text:style-name="Strong_20_Emphasis">JavaScript:</text:span> Linguagem de programação para comportamento dinâmico.</text:p>
        </text:list-item>
        <text:list-item>
          <text:p text:style-name="P71"><text:span text:style-name="Strong_20_Emphasis">Bootstrap:</text:span> Framework CSS para design responsivo.</text:p>
        </text:list-item>
        <text:list-item>
          <text:p text:style-name="P70"><text:span text:style-name="Strong_20_Emphasis">React, Vue, Angular:</text:span> Frameworks JavaScript para desenvolvimento de SPAs.</text:p>
        </text:list-item>
      </text:list>
      <text:p text:style-name="Horizontal_20_Line"/>
      <text:h text:style-name="Heading_20_4" text:outline-level="4">HTML - Estrutura Básica</text:h>
      <text:h text:style-name="Heading_20_5" text:outline-level="5">Introdução ao HTML</text:h>
      <text:p text:style-name="Text_20_body">HTML (HyperText Markup Language) é a linguagem de marcação usada para criar a estrutura de páginas web.</text:p>
      <text:h text:style-name="Heading_20_5" text:outline-level="5">Elementos e Atributos</text:h>
      <text:list xml:id="list301192857" text:style-name="L38">
        <text:list-item>
          <text:p text:style-name="P73"><text:span text:style-name="Strong_20_Emphasis">Elementos:</text:span> Representados por tags como <text:span text:style-name="Source_20_Text">&lt;div&gt;</text:span>, <text:span text:style-name="Source_20_Text">&lt;p&gt;</text:span>, <text:span text:style-name="Source_20_Text">&lt;a&gt;</text:span>, etc.</text:p>
        </text:list-item>
        <text:list-item>
          <text:p text:style-name="P72"><text:span text:style-name="Strong_20_Emphasis">Atributos:</text:span> Propriedades adicionais de um elemento, como <text:span text:style-name="Source_20_Text">class</text:span>, <text:span text:style-name="Source_20_Text">id</text:span>, <text:span text:style-name="Source_20_Text">href</text:span>, etc.</text:p>
        </text:list-item>
      </text:list>
      <text:h text:style-name="Heading_20_5" text:outline-level="5">Estrutura de um Documento HTML</text:h>
      <text:p text:style-name="Preformatted_20_Text">html</text:p>
      <text:p text:style-name="Preformatted_20_Text">Copiar código</text:p>
      <text:p text:style-name="P2"><text:span text:style-name="Source_20_Text">&lt;!DOCTYPE html&gt;</text:span></text:p>
      <text:p text:style-name="P2"><text:span text:style-name="Source_20_Text">&lt;html lang="pt-BR"&gt;</text:span></text:p>
      <text:p text:style-name="P2"><text:span text:style-name="Source_20_Text">&lt;head&gt;</text:span></text:p>
      <text:p text:style-name="P2"><text:span text:style-name="Source_20_Text"><text:s text:c="4"/>&lt;meta charset="UTF-8"&gt;</text:span></text:p>
      <text:p text:style-name="P2"><text:span text:style-name="Source_20_Text"><text:s text:c="4"/>&lt;title&gt;Título da Página&lt;/title&gt;</text:span></text:p>
      <text:p text:style-name="P2"><text:span text:style-name="Source_20_Text">&lt;/head&gt;</text:span></text:p>
      <text:p text:style-name="P2"><text:span text:style-name="Source_20_Text">&lt;body&gt;</text:span></text:p>
      <text:p text:style-name="P2"><text:span text:style-name="Source_20_Text"><text:s text:c="4"/>&lt;h1&gt;Olá, Mundo!&lt;/h1&gt;</text:span></text:p>
      <text:p text:style-name="P2"><text:span text:style-name="Source_20_Text"><text:s text:c="4"/>&lt;p&gt;Este é um parágrafo de exemplo.&lt;/p&gt;</text:span></text:p>
      <text:p text:style-name="P2"><text:span text:style-name="Source_20_Text">&lt;/body&gt;</text:span></text:p>
      <text:p text:style-name="P3"><text:span text:style-name="Source_20_Text">&lt;/html&gt;</text:span></text:p>
      <text:h text:style-name="Heading_20_5" text:outline-level="5">Exemplos de Código</text:h>
      <text:list xml:id="list2312299946" text:style-name="L39">
        <text:list-item>
          <text:p text:style-name="P74"><text:span text:style-name="Strong_20_Emphasis">Links e Imagens:</text:span></text:p>
          <text:p text:style-name="P4">html</text:p>
          <text:p text:style-name="P4">Copiar código</text:p>
          <text:p text:style-name="P5"><text:span text:style-name="Source_20_Text">&lt;a href="https://www.example.com"&gt;Visite o Example&lt;/a&gt;</text:span></text:p>
          <text:p text:style-name="P6"><text:span text:style-name="Source_20_Text">&lt;img src="imagem.jpg" alt="Descrição da imagem"&gt;</text:span></text:p>
        </text:list-item>
        <text:list-item>
          <text:p text:style-name="P74"><text:span text:style-name="Strong_20_Emphasis">Formulários:</text:span></text:p>
          <text:p text:style-name="P4">html</text:p>
          <text:p text:style-name="P4">Copiar código</text:p>
          <text:p text:style-name="P5"><text:span text:style-name="Source_20_Text">&lt;form action="/enviar" method="post"&gt;</text:span></text:p>
          <text:p text:style-name="P5"><text:span text:style-name="Source_20_Text"><text:s text:c="2"/>&lt;input type="text" name="nome" placeholder="Seu Nome"&gt;</text:span></text:p>
          <text:p text:style-name="P5"><text:span text:style-name="Source_20_Text"><text:s text:c="2"/>&lt;button type="submit"&gt;Enviar&lt;/button&gt;</text:span></text:p>
          <text:p text:style-name="P6"><text:span text:style-name="Source_20_Text">&lt;/form&gt;</text:span></text:p>
        </text:list-item>
      </text:list>
      <text:p text:style-name="Horizontal_20_Line"/>
      <text:h text:style-name="Heading_20_4" text:outline-level="4"><text:soft-page-break/>CSS - Estilizando a Web</text:h>
      <text:h text:style-name="Heading_20_5" text:outline-level="5">Introdução ao CSS</text:h>
      <text:p text:style-name="Text_20_body">CSS (Cascading Style Sheets) é usado para definir o estilo visual de um documento HTML.</text:p>
      <text:h text:style-name="Heading_20_5" text:outline-level="5">Seletores e Propriedades</text:h>
      <text:list xml:id="list3961804247" text:style-name="L40">
        <text:list-item>
          <text:p text:style-name="P76"><text:span text:style-name="Strong_20_Emphasis">Seletores:</text:span> Determinam quais elementos serão estilizados. Ex: <text:span text:style-name="Source_20_Text">h1</text:span>, <text:span text:style-name="Source_20_Text">.classe</text:span>, <text:span text:style-name="Source_20_Text">#id</text:span>.</text:p>
        </text:list-item>
        <text:list-item>
          <text:p text:style-name="P75"><text:span text:style-name="Strong_20_Emphasis">Propriedades:</text:span> Definem os estilos aplicados. Ex: <text:span text:style-name="Source_20_Text">color</text:span>, <text:span text:style-name="Source_20_Text">margin</text:span>, <text:span text:style-name="Source_20_Text">font-size</text:span>.</text:p>
        </text:list-item>
      </text:list>
      <text:h text:style-name="Heading_20_5" text:outline-level="5">Box Model</text:h>
      <text:p text:style-name="Text_20_body">O modelo de caixa do CSS define como os elementos são dispostos e dimensionados.</text:p>
      <text:list xml:id="list3692423728" text:style-name="L41">
        <text:list-item>
          <text:p text:style-name="P78"><text:span text:style-name="Strong_20_Emphasis">Conteúdo:</text:span> O conteúdo real do elemento.</text:p>
        </text:list-item>
        <text:list-item>
          <text:p text:style-name="P78"><text:span text:style-name="Strong_20_Emphasis">Padding:</text:span> Espaço ao redor do conteúdo.</text:p>
        </text:list-item>
        <text:list-item>
          <text:p text:style-name="P78"><text:span text:style-name="Strong_20_Emphasis">Border:</text:span> Borda ao redor do padding.</text:p>
        </text:list-item>
        <text:list-item>
          <text:p text:style-name="P77"><text:span text:style-name="Strong_20_Emphasis">Margin:</text:span> Espaço ao redor da borda.</text:p>
        </text:list-item>
      </text:list>
      <text:h text:style-name="Heading_20_5" text:outline-level="5">Layouts com Flexbox e Grid</text:h>
      <text:list xml:id="list13371091" text:style-name="L42">
        <text:list-item>
          <text:p text:style-name="P79"><text:span text:style-name="Strong_20_Emphasis">Flexbox:</text:span> Para layouts unidimensionais.</text:p>
          <text:p text:style-name="P7">css</text:p>
          <text:p text:style-name="P7">Copiar código</text:p>
          <text:p text:style-name="P8"><text:span text:style-name="Source_20_Text">.container {</text:span></text:p>
          <text:p text:style-name="P8"><text:span text:style-name="Source_20_Text"><text:s text:c="2"/>display: flex;</text:span></text:p>
          <text:p text:style-name="P8"><text:span text:style-name="Source_20_Text"><text:s text:c="2"/>justify-content: center;</text:span></text:p>
          <text:p text:style-name="P8"><text:span text:style-name="Source_20_Text"><text:s text:c="2"/>align-items: center;</text:span></text:p>
          <text:p text:style-name="P9"><text:span text:style-name="Source_20_Text">}</text:span></text:p>
        </text:list-item>
        <text:list-item>
          <text:p text:style-name="P79"><text:span text:style-name="Strong_20_Emphasis">Grid:</text:span> Para layouts bidimensionais.</text:p>
          <text:p text:style-name="P7">css</text:p>
          <text:p text:style-name="P7">Copiar código</text:p>
          <text:p text:style-name="P8"><text:span text:style-name="Source_20_Text">.container {</text:span></text:p>
          <text:p text:style-name="P8"><text:span text:style-name="Source_20_Text"><text:s text:c="2"/>display: grid;</text:span></text:p>
          <text:p text:style-name="P8"><text:span text:style-name="Source_20_Text"><text:s text:c="2"/>grid-template-columns: repeat(3, 1fr);</text:span></text:p>
          <text:p text:style-name="P9"><text:span text:style-name="Source_20_Text">}</text:span></text:p>
        </text:list-item>
      </text:list>
      <text:h text:style-name="Heading_20_5" text:outline-level="5">Media Queries e Responsividade</text:h>
      <text:p text:style-name="Text_20_body">Permite que o layout se adapte a diferentes tamanhos de tela.</text:p>
      <text:p text:style-name="Preformatted_20_Text">css</text:p>
      <text:p text:style-name="Preformatted_20_Text">Copiar código</text:p>
      <text:p text:style-name="P2"><text:span text:style-name="Source_20_Text">@media (max-width: 600px) {</text:span></text:p>
      <text:p text:style-name="P2"><text:span text:style-name="Source_20_Text"><text:s text:c="2"/>.container {</text:span></text:p>
      <text:p text:style-name="P2"><text:span text:style-name="Source_20_Text"><text:s text:c="4"/>flex-direction: column;</text:span></text:p>
      <text:p text:style-name="P2"><text:span text:style-name="Source_20_Text"><text:s text:c="2"/>}</text:span></text:p>
      <text:p text:style-name="P3"><text:span text:style-name="Source_20_Text">}</text:span></text:p>
      <text:h text:style-name="Heading_20_5" text:outline-level="5">Exemplos de Código</text:h>
      <text:list xml:id="list2327123675" text:style-name="L43">
        <text:list-item>
          <text:p text:style-name="P80"><text:span text:style-name="Strong_20_Emphasis">Estilizando um Título:</text:span></text:p>
          <text:p text:style-name="P10">css</text:p>
          <text:p text:style-name="P10">Copiar código</text:p>
          <text:p text:style-name="P11"><text:span text:style-name="Source_20_Text">h1 {</text:span></text:p>
          <text:p text:style-name="P11"><text:span text:style-name="Source_20_Text"><text:s text:c="2"/>color: blue;</text:span></text:p>
          <text:p text:style-name="P11"><text:span text:style-name="Source_20_Text"><text:s text:c="2"/>text-align: center;</text:span></text:p>
          <text:p text:style-name="P12"><text:soft-page-break/><text:span text:style-name="Source_20_Text">}</text:span></text:p>
        </text:list-item>
        <text:list-item>
          <text:p text:style-name="P80"><text:span text:style-name="Strong_20_Emphasis">Criando um Layout Flexível:</text:span></text:p>
          <text:p text:style-name="P10">css</text:p>
          <text:p text:style-name="P10">Copiar código</text:p>
          <text:p text:style-name="P11"><text:span text:style-name="Source_20_Text">.container {</text:span></text:p>
          <text:p text:style-name="P11"><text:span text:style-name="Source_20_Text"><text:s text:c="2"/>display: flex;</text:span></text:p>
          <text:p text:style-name="P11"><text:span text:style-name="Source_20_Text"><text:s text:c="2"/>flex-direction: row;</text:span></text:p>
          <text:p text:style-name="P12"><text:span text:style-name="Source_20_Text">}</text:span></text:p>
        </text:list-item>
      </text:list>
      <text:p text:style-name="Horizontal_20_Line"/>
      <text:h text:style-name="Heading_20_4" text:outline-level="4">JavaScript - Interatividade</text:h>
      <text:h text:style-name="Heading_20_5" text:outline-level="5">Introdução ao JavaScript</text:h>
      <text:p text:style-name="Text_20_body">JavaScript é uma linguagem de programação que permite adicionar interatividade e comportamento dinâmico aos sites.</text:p>
      <text:h text:style-name="Heading_20_5" text:outline-level="5">Sintaxe Básica</text:h>
      <text:p text:style-name="Preformatted_20_Text">javascript</text:p>
      <text:p text:style-name="Preformatted_20_Text">Copiar código</text:p>
      <text:p text:style-name="P2"><text:span text:style-name="Source_20_Text">// Exemplo de uma função simples</text:span></text:p>
      <text:p text:style-name="P2"><text:span text:style-name="Source_20_Text">function saudacao() {</text:span></text:p>
      <text:p text:style-name="P2"><text:span text:style-name="Source_20_Text"><text:s text:c="2"/>alert('Olá, Mundo!');</text:span></text:p>
      <text:p text:style-name="P2"><text:span text:style-name="Source_20_Text">}</text:span></text:p>
      <text:p text:style-name="P2"/>
      <text:p text:style-name="P2"><text:span text:style-name="Source_20_Text">// Chamando a função</text:span></text:p>
      <text:p text:style-name="P3"><text:span text:style-name="Source_20_Text">saudacao();</text:span></text:p>
      <text:h text:style-name="Heading_20_5" text:outline-level="5">Manipulação do DOM</text:h>
      <text:p text:style-name="Text_20_body">Document Object Model (DOM) é uma interface de programação para documentos HTML.</text:p>
      <text:p text:style-name="Preformatted_20_Text">javascript</text:p>
      <text:p text:style-name="Preformatted_20_Text">Copiar código</text:p>
      <text:p text:style-name="P2"><text:span text:style-name="Source_20_Text">// Selecionando um elemento</text:span></text:p>
      <text:p text:style-name="P2"><text:span text:style-name="Source_20_Text">var elemento = document.getElementById('meuElemento');</text:span></text:p>
      <text:p text:style-name="P2"/>
      <text:p text:style-name="P2"><text:span text:style-name="Source_20_Text">// Alterando o conteúdo do elemento</text:span></text:p>
      <text:p text:style-name="P3"><text:span text:style-name="Source_20_Text">elemento.innerHTML = 'Novo Conteúdo';</text:span></text:p>
      <text:h text:style-name="Heading_20_5" text:outline-level="5">Eventos</text:h>
      <text:p text:style-name="Text_20_body">Eventos permitem que você execute código em resposta a ações do usuário.</text:p>
      <text:p text:style-name="Preformatted_20_Text">javascript</text:p>
      <text:p text:style-name="Preformatted_20_Text">Copiar código</text:p>
      <text:p text:style-name="P2"><text:span text:style-name="Source_20_Text">// Adicionando um evento de clique</text:span></text:p>
      <text:p text:style-name="P2"><text:span text:style-name="Source_20_Text">document.getElementById('meuBotao').addEventListener('click', function() {</text:span></text:p>
      <text:p text:style-name="P2"><text:span text:style-name="Source_20_Text"><text:s text:c="2"/>alert('Botão clicado!');</text:span></text:p>
      <text:p text:style-name="P3"><text:span text:style-name="Source_20_Text">});</text:span></text:p>
      <text:h text:style-name="Heading_20_5" text:outline-level="5">AJAX e Comunicação com Servidores</text:h>
      <text:p text:style-name="Text_20_body">AJAX permite atualizar partes de uma página web sem recarregá-la completamente.</text:p>
      <text:p text:style-name="Preformatted_20_Text">javascript</text:p>
      <text:p text:style-name="Preformatted_20_Text">Copiar código</text:p>
      <text:p text:style-name="P2"><text:span text:style-name="Source_20_Text">// Exemplo básico de AJAX</text:span></text:p>
      <text:p text:style-name="P2"><text:span text:style-name="Source_20_Text">var xhr = new XMLHttpRequest();</text:span></text:p>
      <text:p text:style-name="P2"><text:soft-page-break/><text:span text:style-name="Source_20_Text">xhr.open('GET', 'https://api.example.com/dados', true);</text:span></text:p>
      <text:p text:style-name="P2"><text:span text:style-name="Source_20_Text">xhr.onreadystatechange = function() {</text:span></text:p>
      <text:p text:style-name="P2"><text:span text:style-name="Source_20_Text"><text:s text:c="2"/>if (xhr.readyState == 4 &amp;&amp; xhr.status == 200) {</text:span></text:p>
      <text:p text:style-name="P2"><text:span text:style-name="Source_20_Text"><text:s text:c="4"/>console.log(xhr.responseText);</text:span></text:p>
      <text:p text:style-name="P2"><text:span text:style-name="Source_20_Text"><text:s text:c="2"/>}</text:span></text:p>
      <text:p text:style-name="P2"><text:span text:style-name="Source_20_Text">};</text:span></text:p>
      <text:p text:style-name="P3"><text:span text:style-name="Source_20_Text">xhr.send();</text:span></text:p>
      <text:h text:style-name="Heading_20_5" text:outline-level="5">Exemplos de Código</text:h>
      <text:list xml:id="list1501036729" text:style-name="L44">
        <text:list-item>
          <text:p text:style-name="P81"><text:span text:style-name="Strong_20_Emphasis">Manipulação de Formulário:</text:span></text:p>
          <text:p text:style-name="P13">javascript</text:p>
          <text:p text:style-name="P13">Copiar código</text:p>
          <text:p text:style-name="P14"><text:span text:style-name="Source_20_Text">document.getElementById('meuForm').addEventListener('submit', function(event) {</text:span></text:p>
          <text:p text:style-name="P14"><text:span text:style-name="Source_20_Text"><text:s text:c="2"/>event.preventDefault();</text:span></text:p>
          <text:p text:style-name="P14"><text:span text:style-name="Source_20_Text"><text:s text:c="2"/>var nome = document.getElementById('nome').value;</text:span></text:p>
          <text:p text:style-name="P14"><text:span text:style-name="Source_20_Text"><text:s text:c="2"/>alert('Nome: ' + nome);</text:span></text:p>
          <text:p text:style-name="P15"><text:span text:style-name="Source_20_Text">});</text:span></text:p>
        </text:list-item>
      </text:list>
      <text:p text:style-name="Horizontal_20_Line"/>
      <text:h text:style-name="Heading_20_4" text:outline-level="4">Bootstrap - Framework CSS</text:h>
      <text:h text:style-name="Heading_20_5" text:outline-level="5">Introdução ao Bootstrap</text:h>
      <text:p text:style-name="Text_20_body">Bootstrap é um framework CSS popular para desenvolver sites responsivos e móveis.</text:p>
      <text:h text:style-name="Heading_20_5" text:outline-level="5">Instalação e Configuração</text:h>
      <text:list xml:id="list1636102370" text:style-name="L45">
        <text:list-item>
          <text:p text:style-name="P82"><text:span text:style-name="Strong_20_Emphasis">Via CDN:</text:span></text:p>
          <text:p text:style-name="P16">html</text:p>
          <text:p text:style-name="P16">Copiar código</text:p>
          <text:p text:style-name="P17"><text:span text:style-name="Source_20_Text">&lt;link rel="stylesheet" href="https://maxcdn.bootstrapcdn.com/bootstrap/4.5.2/css/bootstrap.min.css"&gt;</text:span></text:p>
          <text:p text:style-name="P17"><text:span text:style-name="Source_20_Text">&lt;script src="https://ajax.googleapis.com/ajax/libs/jquery/3.5.1/jquery.min.js"&gt;&lt;/script&gt;</text:span></text:p>
          <text:p text:style-name="P18"><text:span text:style-name="Source_20_Text">&lt;script src="https://maxcdn.bootstrapcdn.com/bootstrap/4.5.2/js/bootstrap.min.js"&gt;&lt;/script&gt;</text:span></text:p>
        </text:list-item>
      </text:list>
      <text:h text:style-name="Heading_20_5" text:outline-level="5">Sistema de Grid</text:h>
      <text:p text:style-name="Text_20_body">Bootstrap usa um sistema de grid de 12 colunas.</text:p>
      <text:p text:style-name="Preformatted_20_Text">html</text:p>
      <text:p text:style-name="Preformatted_20_Text">Copiar código</text:p>
      <text:p text:style-name="P2"><text:span text:style-name="Source_20_Text">&lt;div class="container"&gt;</text:span></text:p>
      <text:p text:style-name="P2"><text:span text:style-name="Source_20_Text"><text:s text:c="2"/>&lt;div class="row"&gt;</text:span></text:p>
      <text:p text:style-name="P2"><text:span text:style-name="Source_20_Text"><text:s text:c="4"/>&lt;div class="col-md-4"&gt;Coluna 1&lt;/div&gt;</text:span></text:p>
      <text:p text:style-name="P2"><text:span text:style-name="Source_20_Text"><text:s text:c="4"/>&lt;div class="col-md-4"&gt;Coluna 2&lt;/div&gt;</text:span></text:p>
      <text:p text:style-name="P2"><text:span text:style-name="Source_20_Text"><text:s text:c="4"/>&lt;div class="col-md-4"&gt;Coluna 3&lt;/div&gt;</text:span></text:p>
      <text:p text:style-name="P2"><text:span text:style-name="Source_20_Text"><text:s text:c="2"/>&lt;/div&gt;</text:span></text:p>
      <text:p text:style-name="P3"><text:span text:style-name="Source_20_Text">&lt;/div&gt;</text:span></text:p>
      <text:h text:style-name="Heading_20_5" text:outline-level="5">Componentes e Utilitários</text:h>
      <text:p text:style-name="Text_20_body">Bootstrap fornece uma variedade de componentes prontos.</text:p>
      <text:list xml:id="list3240238259" text:style-name="L46">
        <text:list-item>
          <text:p text:style-name="P83"><text:soft-page-break/><text:span text:style-name="Strong_20_Emphasis">Botões:</text:span></text:p>
          <text:p text:style-name="P19">html</text:p>
          <text:p text:style-name="P19">Copiar código</text:p>
          <text:p text:style-name="P21"><text:span text:style-name="Source_20_Text">&lt;button type="button" class="btn btn-primary"&gt;Botão Primário&lt;/button&gt;</text:span></text:p>
        </text:list-item>
        <text:list-item>
          <text:p text:style-name="P83"><text:span text:style-name="Strong_20_Emphasis">Navbars:</text:span></text:p>
          <text:p text:style-name="P19">html</text:p>
          <text:p text:style-name="P19">Copiar código</text:p>
          <text:p text:style-name="P20"><text:span text:style-name="Source_20_Text">&lt;nav class="navbar navbar-expand-lg navbar-light bg-light"&gt;</text:span></text:p>
          <text:p text:style-name="P20"><text:span text:style-name="Source_20_Text"><text:s text:c="2"/>&lt;a class="navbar-brand" href="#"&gt;Navbar&lt;/a&gt;</text:span></text:p>
          <text:p text:style-name="P21"><text:span text:style-name="Source_20_Text">&lt;/nav&gt;</text:span></text:p>
        </text:list-item>
      </text:list>
      <text:h text:style-name="Heading_20_5" text:outline-level="5">Customização</text:h>
      <text:p text:style-name="Text_20_body">Bootstrap pode ser customizado para se adequar ao seu design.</text:p>
      <text:p text:style-name="Preformatted_20_Text">css</text:p>
      <text:p text:style-name="Preformatted_20_Text">Copiar código</text:p>
      <text:p text:style-name="P2"><text:span text:style-name="Source_20_Text">.btn-custom {</text:span></text:p>
      <text:p text:style-name="P2"><text:span text:style-name="Source_20_Text"><text:s text:c="2"/>background-color: #5cb85c;</text:span></text:p>
      <text:p text:style-name="P2"><text:span text:style-name="Source_20_Text"><text:s text:c="2"/>color: white;</text:span></text:p>
      <text:p text:style-name="P3"><text:span text:style-name="Source_20_Text">}</text:span></text:p>
      <text:h text:style-name="Heading_20_5" text:outline-level="5">Exemplos de Código</text:h>
      <text:list xml:id="list2726927033" text:style-name="L47">
        <text:list-item>
          <text:p text:style-name="P84"><text:span text:style-name="Strong_20_Emphasis">Formulário de Contato:</text:span></text:p>
          <text:p text:style-name="P22">html</text:p>
          <text:p text:style-name="P22">Copiar código</text:p>
          <text:p text:style-name="P23"><text:span text:style-name="Source_20_Text">&lt;form&gt;</text:span></text:p>
          <text:p text:style-name="P23"><text:span text:style-name="Source_20_Text"><text:s text:c="2"/>&lt;div class="form-group"&gt;</text:span></text:p>
          <text:p text:style-name="P23"><text:span text:style-name="Source_20_Text"><text:s text:c="4"/>&lt;label for="email"&gt;Email:&lt;/label&gt;</text:span></text:p>
          <text:p text:style-name="P23"><text:span text:style-name="Source_20_Text"><text:s text:c="4"/>&lt;input type="email" class="form-control" id="email" placeholder="Digite seu email"&gt;</text:span></text:p>
          <text:p text:style-name="P23"><text:span text:style-name="Source_20_Text"><text:s text:c="2"/>&lt;/div&gt;</text:span></text:p>
          <text:p text:style-name="P23"><text:span text:style-name="Source_20_Text"><text:s text:c="2"/>&lt;button type="submit" class="btn btn-primary"&gt;Enviar&lt;/button&gt;</text:span></text:p>
          <text:p text:style-name="P24"><text:span text:style-name="Source_20_Text">&lt;/form&gt;</text:span></text:p>
        </text:list-item>
      </text:list>
      <text:p text:style-name="Horizontal_20_Line"/>
      <text:h text:style-name="Heading_20_4" text:outline-level="4">Frameworks e Bibliotecas JavaScript</text:h>
      <text:h text:style-name="Heading_20_5" text:outline-level="5">Introdução a Frameworks e Bibliotecas</text:h>
      <text:p text:style-name="Text_20_body">Frameworks e bibliotecas JavaScript ajudam a simplificar e estruturar o desenvolvimento de aplicações web complexas.</text:p>
      <text:h text:style-name="Heading_20_5" text:outline-level="5">React.js</text:h>
      <text:p text:style-name="Text_20_body">React é uma biblioteca JavaScript para construir interfaces de usuário.</text:p>
      <text:p text:style-name="Preformatted_20_Text">jsx</text:p>
      <text:p text:style-name="Preformatted_20_Text">Copiar código</text:p>
      <text:p text:style-name="P2"><text:span text:style-name="Source_20_Text">import React from 'react';</text:span></text:p>
      <text:p text:style-name="P2"><text:span text:style-name="Source_20_Text">import ReactDOM from 'react-dom';</text:span></text:p>
      <text:p text:style-name="P2"/>
      <text:p text:style-name="P2"><text:span text:style-name="Source_20_Text">function App() {</text:span></text:p>
      <text:p text:style-name="P2"><text:span text:style-name="Source_20_Text"><text:s text:c="2"/>return (</text:span></text:p>
      <text:p text:style-name="P2"><text:span text:style-name="Source_20_Text"><text:s text:c="4"/>&lt;div&gt;</text:span></text:p>
      <text:p text:style-name="P2"><text:span text:style-name="Source_20_Text"><text:s text:c="6"/>&lt;h1&gt;Olá, Mundo!&lt;/h1&gt;</text:span></text:p>
      <text:p text:style-name="P2"><text:span text:style-name="Source_20_Text"><text:s text:c="4"/>&lt;/div&gt;</text:span></text:p>
      <text:p text:style-name="P2"><text:soft-page-break/><text:span text:style-name="Source_20_Text"><text:s text:c="2"/>);</text:span></text:p>
      <text:p text:style-name="P2"><text:span text:style-name="Source_20_Text">}</text:span></text:p>
      <text:p text:style-name="P2"/>
      <text:p text:style-name="P3"><text:span text:style-name="Source_20_Text">ReactDOM.render(&lt;App /&gt;, document.getElementById('root'));</text:span></text:p>
      <text:h text:style-name="Heading_20_5" text:outline-level="5">Vue.js</text:h>
      <text:p text:style-name="Text_20_body">Vue é um framework progressivo para a construção de interfaces de usuário.</text:p>
      <text:p text:style-name="Preformatted_20_Text">html</text:p>
      <text:p text:style-name="Preformatted_20_Text">Copiar código</text:p>
      <text:p text:style-name="P2"><text:span text:style-name="Source_20_Text">&lt;div id="app"&gt;{{ message }}&lt;/div&gt;</text:span></text:p>
      <text:p text:style-name="P2"><text:span text:style-name="Source_20_Text">&lt;script src="https://cdn.jsdelivr.net/npm/vue@2"&gt;&lt;/script&gt;</text:span></text:p>
      <text:p text:style-name="P2"><text:span text:style-name="Source_20_Text">&lt;script&gt;</text:span></text:p>
      <text:p text:style-name="P2"><text:span text:style-name="Source_20_Text"><text:s text:c="2"/>new Vue({</text:span></text:p>
      <text:p text:style-name="P2"><text:span text:style-name="Source_20_Text"><text:s text:c="4"/>el: '#app',</text:span></text:p>
      <text:p text:style-name="P2"><text:span text:style-name="Source_20_Text"><text:s text:c="4"/>data: {</text:span></text:p>
      <text:p text:style-name="P2"><text:span text:style-name="Source_20_Text"><text:s text:c="6"/>message: 'Olá, Mundo!'</text:span></text:p>
      <text:p text:style-name="P2"><text:span text:style-name="Source_20_Text"><text:s text:c="4"/>}</text:span></text:p>
      <text:p text:style-name="P2"><text:span text:style-name="Source_20_Text"><text:s text:c="2"/>});</text:span></text:p>
      <text:p text:style-name="P3"><text:span text:style-name="Source_20_Text">&lt;/script&gt;</text:span></text:p>
      <text:h text:style-name="Heading_20_5" text:outline-level="5">Angular</text:h>
      <text:p text:style-name="Text_20_body">Angular é um framework para construir aplicações web dinâmicas e robustas.</text:p>
      <text:p text:style-name="Preformatted_20_Text">typescript</text:p>
      <text:p text:style-name="Preformatted_20_Text">Copiar código</text:p>
      <text:p text:style-name="P2"><text:span text:style-name="Source_20_Text">import { Component } from '@angular/core';</text:span></text:p>
      <text:p text:style-name="P2"/>
      <text:p text:style-name="P2"><text:span text:style-name="Source_20_Text">@Component({</text:span></text:p>
      <text:p text:style-name="P2"><text:span text:style-name="Source_20_Text"><text:s text:c="2"/>selector: 'app-root',</text:span></text:p>
      <text:p text:style-name="P2"><text:span text:style-name="Source_20_Text"><text:s text:c="2"/>template: `&lt;h1&gt;Olá, Mundo!&lt;/h1&gt;`</text:span></text:p>
      <text:p text:style-name="P2"><text:span text:style-name="Source_20_Text">})</text:span></text:p>
      <text:p text:style-name="P3"><text:span text:style-name="Source_20_Text">export class AppComponent {}</text:span></text:p>
      <text:h text:style-name="Heading_20_5" text:outline-level="5">Comparações e Casos de Uso</text:h>
      <text:list xml:id="list1267722353" text:style-name="L48">
        <text:list-item>
          <text:p text:style-name="P86"><text:span text:style-name="Strong_20_Emphasis">React:</text:span> Ideal para SPAs com alta interatividade.</text:p>
        </text:list-item>
        <text:list-item>
          <text:p text:style-name="P86"><text:span text:style-name="Strong_20_Emphasis">Vue:</text:span> Fácil de integrar e aprender, ótimo para projetos de pequena a média escala.</text:p>
        </text:list-item>
        <text:list-item>
          <text:p text:style-name="P85"><text:span text:style-name="Strong_20_Emphasis">Angular:</text:span> Melhor para aplicações empresariais grandes e complexas.</text:p>
        </text:list-item>
      </text:list>
      <text:p text:style-name="Horizontal_20_Line"/>
      <text:h text:style-name="Heading_20_4" text:outline-level="4">Ferramentas de Desenvolvimento</text:h>
      <text:h text:style-name="Heading_20_5" text:outline-level="5">Editores de Código e IDEs</text:h>
      <text:p text:style-name="Text_20_body">Ferramentas como VS Code, Sublime Text e WebStorm são populares entre desenvolvedores front-end.</text:p>
      <text:h text:style-name="Heading_20_5" text:outline-level="5">Sistemas de Controle de Versão (Git)</text:h>
      <text:p text:style-name="Text_20_body">Git permite rastrear alterações e colaborar com outros desenvolvedores.</text:p>
      <text:p text:style-name="Preformatted_20_Text">bash</text:p>
      <text:p text:style-name="Preformatted_20_Text">Copiar código</text:p>
      <text:p text:style-name="P2"><text:span text:style-name="Source_20_Text"># Clonar um repositório</text:span></text:p>
      <text:p text:style-name="P2"><text:span text:style-name="Source_20_Text">git clone https://github.com/usuario/repositorio.git</text:span></text:p>
      <text:p text:style-name="P2"/>
      <text:p text:style-name="P2"><text:span text:style-name="Source_20_Text"># Adicionar alterações ao estágio</text:span></text:p>
      <text:p text:style-name="P2"><text:span text:style-name="Source_20_Text">git add .</text:span></text:p>
      <text:p text:style-name="P2"><text:soft-page-break/></text:p>
      <text:p text:style-name="P2"><text:span text:style-name="Source_20_Text"># Comitar as alterações</text:span></text:p>
      <text:p text:style-name="P2"><text:span text:style-name="Source_20_Text">git commit -m "Mensagem de commit"</text:span></text:p>
      <text:p text:style-name="P2"/>
      <text:p text:style-name="P2"><text:span text:style-name="Source_20_Text"># Enviar alterações para o repositório remoto</text:span></text:p>
      <text:p text:style-name="P3"><text:span text:style-name="Source_20_Text">git push origin master</text:span></text:p>
      <text:h text:style-name="Heading_20_5" text:outline-level="5">Gerenciadores de Pacotes (npm, Yarn)</text:h>
      <text:p text:style-name="Text_20_body">Gerenciadores de pacotes ajudam a instalar, atualizar e gerenciar dependências de projeto.</text:p>
      <text:p text:style-name="Preformatted_20_Text">bash</text:p>
      <text:p text:style-name="Preformatted_20_Text">Copiar código</text:p>
      <text:p text:style-name="P2"><text:span text:style-name="Source_20_Text"># Iniciar um novo projeto npm</text:span></text:p>
      <text:p text:style-name="P2"><text:span text:style-name="Source_20_Text">npm init</text:span></text:p>
      <text:p text:style-name="P2"/>
      <text:p text:style-name="P2"><text:span text:style-name="Source_20_Text"># Instalar uma dependência</text:span></text:p>
      <text:p text:style-name="P3"><text:span text:style-name="Source_20_Text">npm install react</text:span></text:p>
      <text:h text:style-name="Heading_20_5" text:outline-level="5">Automatizadores de Tarefas (Webpack, Gulp)</text:h>
      <text:p text:style-name="Text_20_body">Automatizadores de tarefas ajudam a compilar, minificar e otimizar recursos do projeto.</text:p>
      <text:p text:style-name="Preformatted_20_Text">javascript</text:p>
      <text:p text:style-name="Preformatted_20_Text">Copiar código</text:p>
      <text:p text:style-name="P2"><text:span text:style-name="Source_20_Text">// Exemplo básico de configuração Webpack</text:span></text:p>
      <text:p text:style-name="P2"><text:span text:style-name="Source_20_Text">const path = require('path');</text:span></text:p>
      <text:p text:style-name="P2"/>
      <text:p text:style-name="P2"><text:span text:style-name="Source_20_Text">module.exports = {</text:span></text:p>
      <text:p text:style-name="P2"><text:span text:style-name="Source_20_Text"><text:s text:c="2"/>entry: './src/index.js',</text:span></text:p>
      <text:p text:style-name="P2"><text:span text:style-name="Source_20_Text"><text:s text:c="2"/>output: {</text:span></text:p>
      <text:p text:style-name="P2"><text:span text:style-name="Source_20_Text"><text:s text:c="4"/>filename: 'bundle.js',</text:span></text:p>
      <text:p text:style-name="P2"><text:span text:style-name="Source_20_Text"><text:s text:c="4"/>path: path.resolve(__dirname, 'dist')</text:span></text:p>
      <text:p text:style-name="P2"><text:span text:style-name="Source_20_Text"><text:s text:c="2"/>},</text:span></text:p>
      <text:p text:style-name="P2"><text:span text:style-name="Source_20_Text"><text:s text:c="2"/>module: {</text:span></text:p>
      <text:p text:style-name="P2"><text:span text:style-name="Source_20_Text"><text:s text:c="4"/>rules: [</text:span></text:p>
      <text:p text:style-name="P2"><text:span text:style-name="Source_20_Text"><text:s text:c="6"/>{</text:span></text:p>
      <text:p text:style-name="P2"><text:span text:style-name="Source_20_Text"><text:s text:c="8"/>test: /\.css$/,</text:span></text:p>
      <text:p text:style-name="P2"><text:span text:style-name="Source_20_Text"><text:s text:c="8"/>use: ['style-loader', 'css-loader']</text:span></text:p>
      <text:p text:style-name="P2"><text:span text:style-name="Source_20_Text"><text:s text:c="6"/>}</text:span></text:p>
      <text:p text:style-name="P2"><text:span text:style-name="Source_20_Text"><text:s text:c="4"/>]</text:span></text:p>
      <text:p text:style-name="P2"><text:span text:style-name="Source_20_Text"><text:s text:c="2"/>}</text:span></text:p>
      <text:p text:style-name="P3"><text:span text:style-name="Source_20_Text">};</text:span></text:p>
      <text:h text:style-name="Heading_20_5" text:outline-level="5">Exemplos de Uso</text:h>
      <text:list xml:id="list1469472734" text:style-name="L49">
        <text:list-item>
          <text:p text:style-name="P87"><text:span text:style-name="Strong_20_Emphasis">Configuração Básica do Gulp:</text:span></text:p>
          <text:p text:style-name="P25">javascript</text:p>
          <text:p text:style-name="P25">Copiar código</text:p>
          <text:p text:style-name="P26"><text:span text:style-name="Source_20_Text">const gulp = require('gulp');</text:span></text:p>
          <text:p text:style-name="P26"><text:span text:style-name="Source_20_Text">const sass = require('gulp-sass');</text:span></text:p>
          <text:p text:style-name="P26"/>
          <text:p text:style-name="P26"><text:span text:style-name="Source_20_Text">gulp.task('sass', function() {</text:span></text:p>
          <text:p text:style-name="P26"><text:span text:style-name="Source_20_Text"><text:s text:c="2"/>return gulp.src('src/scss/*.scss')</text:span></text:p>
          <text:p text:style-name="P26"><text:span text:style-name="Source_20_Text"><text:s text:c="4"/>.pipe(sass())</text:span></text:p>
          <text:p text:style-name="P26"><text:span text:style-name="Source_20_Text"><text:s text:c="4"/>.pipe(gulp.dest('dist/css'));</text:span></text:p>
          <text:p text:style-name="P26"><text:span text:style-name="Source_20_Text">});</text:span></text:p>
          <text:p text:style-name="P26"/>
          <text:p text:style-name="P27"><text:span text:style-name="Source_20_Text">gulp.task('default', gulp.series('sass'));</text:span></text:p>
        </text:list-item>
      </text:list>
      <text:p text:style-name="Horizontal_20_Line"/>
      <text:h text:style-name="Heading_20_4" text:outline-level="4"><text:soft-page-break/>Boas Práticas e Acessibilidade</text:h>
      <text:h text:style-name="Heading_20_5" text:outline-level="5">Boas Práticas de Codificação</text:h>
      <text:list xml:id="list2442981758" text:style-name="L50">
        <text:list-item>
          <text:p text:style-name="P89"><text:span text:style-name="Strong_20_Emphasis">Semântica HTML:</text:span> Use tags semânticas como <text:span text:style-name="Source_20_Text">&lt;header&gt;</text:span>, <text:span text:style-name="Source_20_Text">&lt;main&gt;</text:span>, <text:span text:style-name="Source_20_Text">&lt;footer&gt;</text:span>.</text:p>
        </text:list-item>
        <text:list-item>
          <text:p text:style-name="P89"><text:span text:style-name="Strong_20_Emphasis">Modularidade:</text:span> Mantenha o código modular e reutilizável.</text:p>
        </text:list-item>
        <text:list-item>
          <text:p text:style-name="P88"><text:span text:style-name="Strong_20_Emphasis">Documentação:</text:span> Comente e documente o código.</text:p>
        </text:list-item>
      </text:list>
      <text:h text:style-name="Heading_20_5" text:outline-level="5">SEO Básico para Desenvolvedores Front-End</text:h>
      <text:list xml:id="list3522373889" text:style-name="L51">
        <text:list-item>
          <text:p text:style-name="P91"><text:span text:style-name="Strong_20_Emphasis">Tags Meta:</text:span> Use tags <text:span text:style-name="Source_20_Text">&lt;meta&gt;</text:span> para descrever a página.</text:p>
        </text:list-item>
        <text:list-item>
          <text:p text:style-name="P91"><text:span text:style-name="Strong_20_Emphasis">URLs Amigáveis:</text:span> Crie URLs descritivas e amigáveis para SEO.</text:p>
        </text:list-item>
        <text:list-item>
          <text:p text:style-name="P90"><text:span text:style-name="Strong_20_Emphasis">Acessibilidade:</text:span> Use <text:span text:style-name="Source_20_Text">alt</text:span> em imagens e <text:span text:style-name="Source_20_Text">aria</text:span> em elementos interativos.</text:p>
        </text:list-item>
      </text:list>
      <text:h text:style-name="Heading_20_5" text:outline-level="5">Acessibilidade na Web</text:h>
      <text:p text:style-name="Text_20_body">A acessibilidade garante que todos os usuários, incluindo aqueles com deficiência, possam acessar e interagir com o conteúdo web.</text:p>
      <text:list xml:id="list2750696204" text:style-name="L52">
        <text:list-item>
          <text:p text:style-name="P93"><text:span text:style-name="Strong_20_Emphasis">Textos Alternativos:</text:span> Use <text:span text:style-name="Source_20_Text">alt</text:span> em imagens.</text:p>
        </text:list-item>
        <text:list-item>
          <text:p text:style-name="P93"><text:span text:style-name="Strong_20_Emphasis">Navegação por Teclado:</text:span> Certifique-se de que todos os elementos interativos são acessíveis por teclado.</text:p>
        </text:list-item>
        <text:list-item>
          <text:p text:style-name="P92"><text:span text:style-name="Strong_20_Emphasis">Contraste de Cores:</text:span> Garanta um contraste suficiente entre o texto e o fundo.</text:p>
        </text:list-item>
      </text:list>
      <text:h text:style-name="Heading_20_5" text:outline-level="5">Performance e Otimização</text:h>
      <text:list xml:id="list456446642" text:style-name="L53">
        <text:list-item>
          <text:p text:style-name="P95"><text:span text:style-name="Strong_20_Emphasis">Minificação:</text:span> Minifique CSS e JavaScript.</text:p>
        </text:list-item>
        <text:list-item>
          <text:p text:style-name="P95"><text:span text:style-name="Strong_20_Emphasis">Lazy Loading:</text:span> Carregue imagens e outros recursos apenas quando necessário.</text:p>
        </text:list-item>
        <text:list-item>
          <text:p text:style-name="P94"><text:span text:style-name="Strong_20_Emphasis">Cache:</text:span> Use cache para armazenar recursos frequentemente usados.</text:p>
        </text:list-item>
      </text:list>
      <text:h text:style-name="Heading_20_5" text:outline-level="5">Exemplos e Dicas</text:h>
      <text:list xml:id="list1252113041" text:style-name="L54">
        <text:list-item>
          <text:p text:style-name="P96"><text:span text:style-name="Strong_20_Emphasis">Imagens Responsivas:</text:span></text:p>
          <text:p text:style-name="P28">html</text:p>
          <text:p text:style-name="P28">Copiar código</text:p>
          <text:p text:style-name="P29"><text:span text:style-name="Source_20_Text">&lt;img srcset="imagem-pequena.jpg 300w, imagem-media.jpg 768w, imagem-grande.jpg 1200w" sizes="(max-width: 768px) 100vw, 768px" src="imagem-grande.jpg" alt="Descrição da imagem"&gt;</text:span></text:p>
        </text:list-item>
      </text:list>
      <text:p text:style-name="Horizontal_20_Line"/>
      <text:h text:style-name="Heading_20_4" text:outline-level="4">Projetos Práticos</text:h>
      <text:h text:style-name="Heading_20_5" text:outline-level="5">Projeto 1: Página Pessoal Simples</text:h>
      <text:list xml:id="list1059870464" text:style-name="L55">
        <text:list-item>
          <text:p text:style-name="P98"><text:span text:style-name="Strong_20_Emphasis">Descrição:</text:span> Criação de uma página pessoal com informações básicas e links para redes sociais.</text:p>
        </text:list-item>
        <text:list-item>
          <text:p text:style-name="P97"><text:span text:style-name="Strong_20_Emphasis">Tecnologias:</text:span> HTML, CSS, Bootstrap.</text:p>
        </text:list-item>
      </text:list>
      <text:h text:style-name="Heading_20_5" text:outline-level="5">Projeto 2: Aplicação To-Do List</text:h>
      <text:list xml:id="list3231968039" text:style-name="L56">
        <text:list-item>
          <text:p text:style-name="P100"><text:span text:style-name="Strong_20_Emphasis">Descrição:</text:span> Desenvolvimento de uma aplicação de lista de tarefas com funcionalidades de adicionar, remover e marcar como concluídas.</text:p>
        </text:list-item>
        <text:list-item>
          <text:p text:style-name="P99"><text:span text:style-name="Strong_20_Emphasis">Tecnologias:</text:span> HTML, CSS, JavaScript, LocalStorage.</text:p>
        </text:list-item>
      </text:list>
      <text:h text:style-name="Heading_20_5" text:outline-level="5"><text:soft-page-break/>Projeto 3: Blog Responsivo</text:h>
      <text:list xml:id="list678633488" text:style-name="L57">
        <text:list-item>
          <text:p text:style-name="P102"><text:span text:style-name="Strong_20_Emphasis">Descrição:</text:span> Construção de um blog com layout responsivo, incluindo postagens e comentários.</text:p>
        </text:list-item>
        <text:list-item>
          <text:p text:style-name="P101"><text:span text:style-name="Strong_20_Emphasis">Tecnologias:</text:span> HTML, CSS, JavaScript, Bootstrap.</text:p>
        </text:list-item>
      </text:list>
      <text:h text:style-name="Heading_20_5" text:outline-level="5">Descrição e Código dos Projetos</text:h>
      <text:list xml:id="list993608433" text:style-name="L58">
        <text:list-item>
          <text:p text:style-name="P103"><text:span text:style-name="Strong_20_Emphasis">Página Pessoal:</text:span></text:p>
          <text:p text:style-name="P30">html</text:p>
          <text:p text:style-name="P30">Copiar código</text:p>
          <text:p text:style-name="P31"><text:span text:style-name="Source_20_Text">&lt;!DOCTYPE html&gt;</text:span></text:p>
          <text:p text:style-name="P31"><text:span text:style-name="Source_20_Text">&lt;html lang="pt-BR"&gt;</text:span></text:p>
          <text:p text:style-name="P31"><text:span text:style-name="Source_20_Text">&lt;head&gt;</text:span></text:p>
          <text:p text:style-name="P31"><text:span text:style-name="Source_20_Text"><text:s text:c="4"/>&lt;meta charset="UTF-8"&gt;</text:span></text:p>
          <text:p text:style-name="P31"><text:span text:style-name="Source_20_Text"><text:s text:c="4"/>&lt;title&gt;Minha Página Pessoal&lt;/title&gt;</text:span></text:p>
          <text:p text:style-name="P31"><text:span text:style-name="Source_20_Text"><text:s text:c="4"/>&lt;link rel="stylesheet" href="https://maxcdn.bootstrapcdn.com/bootstrap/4.5.2/css/bootstrap.min.css"&gt;</text:span></text:p>
          <text:p text:style-name="P31"><text:span text:style-name="Source_20_Text">&lt;/head&gt;</text:span></text:p>
          <text:p text:style-name="P31"><text:span text:style-name="Source_20_Text">&lt;body&gt;</text:span></text:p>
          <text:p text:style-name="P31"><text:span text:style-name="Source_20_Text"><text:s text:c="4"/>&lt;div class="container"&gt;</text:span></text:p>
          <text:p text:style-name="P31"><text:span text:style-name="Source_20_Text"><text:s text:c="8"/>&lt;h1&gt;Olá, eu sou [Seu Nome]&lt;/h1&gt;</text:span></text:p>
          <text:p text:style-name="P31"><text:span text:style-name="Source_20_Text"><text:s text:c="8"/>&lt;p&gt;Bem-vindo à minha página pessoal!&lt;/p&gt;</text:span></text:p>
          <text:p text:style-name="P31"><text:span text:style-name="Source_20_Text"><text:s text:c="8"/>&lt;a href="https://twitter.com/seu_usuario" class="btn btn-primary"&gt;Twitter&lt;/a&gt;</text:span></text:p>
          <text:p text:style-name="P31"><text:span text:style-name="Source_20_Text"><text:s text:c="4"/>&lt;/div&gt;</text:span></text:p>
          <text:p text:style-name="P31"><text:span text:style-name="Source_20_Text">&lt;/body&gt;</text:span></text:p>
          <text:p text:style-name="P32"><text:span text:style-name="Source_20_Text">&lt;/html&gt;</text:span></text:p>
        </text:list-item>
        <text:list-item>
          <text:p text:style-name="P103"><text:span text:style-name="Strong_20_Emphasis">Aplicação To-Do List:</text:span></text:p>
          <text:p text:style-name="P30">html</text:p>
          <text:p text:style-name="P30">Copiar código</text:p>
          <text:p text:style-name="P31"><text:span text:style-name="Source_20_Text">&lt;!DOCTYPE html&gt;</text:span></text:p>
          <text:p text:style-name="P31"><text:span text:style-name="Source_20_Text">&lt;html lang="pt-BR"&gt;</text:span></text:p>
          <text:p text:style-name="P31"><text:span text:style-name="Source_20_Text">&lt;head&gt;</text:span></text:p>
          <text:p text:style-name="P31"><text:span text:style-name="Source_20_Text"><text:s text:c="4"/>&lt;meta charset="UTF-8"&gt;</text:span></text:p>
          <text:p text:style-name="P31"><text:span text:style-name="Source_20_Text"><text:s text:c="4"/>&lt;title&gt;To-Do List&lt;/title&gt;</text:span></text:p>
          <text:p text:style-name="P31"><text:span text:style-name="Source_20_Text"><text:s text:c="4"/>&lt;style&gt;</text:span></text:p>
          <text:p text:style-name="P31"><text:span text:style-name="Source_20_Text"><text:s text:c="8"/>body { font-family: Arial, sans-serif; }</text:span></text:p>
          <text:p text:style-name="P31"><text:span text:style-name="Source_20_Text"><text:s text:c="8"/>.task { display: flex; justify-content: space-between; }</text:span></text:p>
          <text:p text:style-name="P31"><text:span text:style-name="Source_20_Text"><text:s text:c="4"/>&lt;/style&gt;</text:span></text:p>
          <text:p text:style-name="P31"><text:span text:style-name="Source_20_Text">&lt;/head&gt;</text:span></text:p>
          <text:p text:style-name="P31"><text:span text:style-name="Source_20_Text">&lt;body&gt;</text:span></text:p>
          <text:p text:style-name="P31"><text:span text:style-name="Source_20_Text"><text:s text:c="4"/>&lt;h1&gt;To-Do List&lt;/h1&gt;</text:span></text:p>
          <text:p text:style-name="P31"><text:span text:style-name="Source_20_Text"><text:s text:c="4"/>&lt;input type="text" id="new-task" placeholder="Nova Tarefa"&gt;</text:span></text:p>
          <text:p text:style-name="P31"><text:span text:style-name="Source_20_Text"><text:s text:c="4"/>&lt;button id="add-task"&gt;Adicionar&lt;/button&gt;</text:span></text:p>
          <text:p text:style-name="P31"><text:span text:style-name="Source_20_Text"><text:s text:c="4"/>&lt;ul id="task-list"&gt;&lt;/ul&gt;</text:span></text:p>
          <text:p text:style-name="P31"><text:span text:style-name="Source_20_Text"><text:s text:c="4"/>&lt;script&gt;</text:span></text:p>
          <text:p text:style-name="P31"><text:span text:style-name="Source_20_Text"><text:s text:c="8"/>document.getElementById('add-task').addEventListener('click', function() {</text:span></text:p>
          <text:p text:style-name="P31"><text:span text:style-name="Source_20_Text"><text:s text:c="12"/>var taskText = document.getElementById('new-task').value;</text:span></text:p>
          <text:p text:style-name="P31"><text:span text:style-name="Source_20_Text"><text:s text:c="12"/>if (taskText) {</text:span></text:p>
          <text:p text:style-name="P31"><text:span text:style-name="Source_20_Text"><text:s text:c="16"/>var li = document.createElement('li');</text:span></text:p>
          <text:p text:style-name="P31"><text:span text:style-name="Source_20_Text"><text:s text:c="16"/>li.classList.add('task');</text:span></text:p>
          <text:p text:style-name="P31"><text:span text:style-name="Source_20_Text"><text:s text:c="16"/>li.innerHTML = taskText + ' &lt;button onclick="removeTask(this)"&gt;Remover&lt;/button&gt;';</text:span></text:p>
          <text:p text:style-name="P31"><text:span text:style-name="Source_20_Text"><text:s text:c="16"/>document.getElementById('task-list').appendChild(li);</text:span></text:p>
          <text:p text:style-name="P31"><text:span text:style-name="Source_20_Text"><text:s text:c="16"/>document.getElementById('new-task').value = '';</text:span></text:p>
          <text:p text:style-name="P31"><text:span text:style-name="Source_20_Text"><text:s text:c="12"/>}</text:span></text:p>
          <text:p text:style-name="P31"><text:span text:style-name="Source_20_Text"><text:s text:c="8"/>});</text:span></text:p>
          <text:p text:style-name="P31"/>
          <text:p text:style-name="P31"><text:soft-page-break/><text:span text:style-name="Source_20_Text"><text:s text:c="8"/>function removeTask(button) {</text:span></text:p>
          <text:p text:style-name="P31"><text:span text:style-name="Source_20_Text"><text:s text:c="12"/>var li = button.parentElement;</text:span></text:p>
          <text:p text:style-name="P31"><text:span text:style-name="Source_20_Text"><text:s text:c="12"/>document.getElementById('task-list').removeChild(li);</text:span></text:p>
          <text:p text:style-name="P31"><text:span text:style-name="Source_20_Text"><text:s text:c="8"/>}</text:span></text:p>
          <text:p text:style-name="P31"><text:span text:style-name="Source_20_Text"><text:s text:c="4"/>&lt;/script&gt;</text:span></text:p>
          <text:p text:style-name="P31"><text:span text:style-name="Source_20_Text">&lt;/body&gt;</text:span></text:p>
          <text:p text:style-name="P32"><text:span text:style-name="Source_20_Text">&lt;/html&gt;</text:span></text:p>
        </text:list-item>
        <text:list-item>
          <text:p text:style-name="P103"><text:span text:style-name="Strong_20_Emphasis">Blog Responsivo:</text:span></text:p>
          <text:p text:style-name="P30">html</text:p>
          <text:p text:style-name="P30">Copiar código</text:p>
          <text:p text:style-name="P31"><text:span text:style-name="Source_20_Text">&lt;!DOCTYPE html&gt;</text:span></text:p>
          <text:p text:style-name="P31"><text:span text:style-name="Source_20_Text">&lt;html lang="pt-BR"&gt;</text:span></text:p>
          <text:p text:style-name="P31"><text:span text:style-name="Source_20_Text">&lt;head&gt;</text:span></text:p>
          <text:p text:style-name="P31"><text:span text:style-name="Source_20_Text"><text:s text:c="4"/>&lt;meta charset="UTF-8"&gt;</text:span></text:p>
          <text:p text:style-name="P31"><text:span text:style-name="Source_20_Text"><text:s text:c="4"/>&lt;title&gt;Meu Blog&lt;/title&gt;</text:span></text:p>
          <text:p text:style-name="P31"><text:span text:style-name="Source_20_Text"><text:s text:c="4"/>&lt;link rel="stylesheet" href="https://maxcdn.bootstrapcdn.com/bootstrap/4.5.2/css/bootstrap.min.css"&gt;</text:span></text:p>
          <text:p text:style-name="P31"><text:span text:style-name="Source_20_Text">&lt;/head&gt;</text:span></text:p>
          <text:p text:style-name="P31"><text:span text:style-name="Source_20_Text">&lt;body&gt;</text:span></text:p>
          <text:p text:style-name="P31"><text:span text:style-name="Source_20_Text"><text:s text:c="4"/>&lt;div class="container"&gt;</text:span></text:p>
          <text:p text:style-name="P31"><text:span text:style-name="Source_20_Text"><text:s text:c="8"/>&lt;h1&gt;Meu Blog&lt;/h1&gt;</text:span></text:p>
          <text:p text:style-name="P31"><text:span text:style-name="Source_20_Text"><text:s text:c="8"/>&lt;div class="post"&gt;</text:span></text:p>
          <text:p text:style-name="P31"><text:span text:style-name="Source_20_Text"><text:s text:c="12"/>&lt;h2&gt;Título do Post&lt;/h2&gt;</text:span></text:p>
          <text:p text:style-name="P31"><text:span text:style-name="Source_20_Text"><text:s text:c="12"/>&lt;p&gt;Conteúdo do post...&lt;/p&gt;</text:span></text:p>
          <text:p text:style-name="P31"><text:span text:style-name="Source_20_Text"><text:s text:c="8"/>&lt;/div&gt;</text:span></text:p>
          <text:p text:style-name="P31"><text:span text:style-name="Source_20_Text"><text:s text:c="8"/>&lt;div class="comments"&gt;</text:span></text:p>
          <text:p text:style-name="P31"><text:span text:style-name="Source_20_Text"><text:s text:c="12"/>&lt;h3&gt;Comentários&lt;/h3&gt;</text:span></text:p>
          <text:p text:style-name="P31"><text:span text:style-name="Source_20_Text"><text:s text:c="12"/>&lt;p&gt;Comentário 1...&lt;/p&gt;</text:span></text:p>
          <text:p text:style-name="P31"><text:span text:style-name="Source_20_Text"><text:s text:c="12"/>&lt;p&gt;Comentário 2...&lt;/p&gt;</text:span></text:p>
          <text:p text:style-name="P31"><text:span text:style-name="Source_20_Text"><text:s text:c="8"/>&lt;/div&gt;</text:span></text:p>
          <text:p text:style-name="P31"><text:span text:style-name="Source_20_Text"><text:s text:c="4"/>&lt;/div&gt;</text:span></text:p>
          <text:p text:style-name="P31"><text:span text:style-name="Source_20_Text">&lt;/body&gt;</text:span></text:p>
          <text:p text:style-name="P32"><text:span text:style-name="Source_20_Text">&lt;/html&gt;</text:span></text:p>
        </text:list-item>
      </text:list>
      <text:p text:style-name="Horizontal_20_Line"/>
      <text:h text:style-name="Heading_20_4" text:outline-level="4">Conclusão</text:h>
      <text:h text:style-name="Heading_20_5" text:outline-level="5">Resumo do Aprendizado</text:h>
      <text:p text:style-name="Text_20_body">Neste eBook, você aprendeu os fundamentos do desenvolvimento front-end, incluindo HTML, CSS, JavaScript, Bootstrap e boas práticas.</text:p>
      <text:h text:style-name="Heading_20_5" text:outline-level="5">Próximos Passos no Desenvolvimento Front-End</text:h>
      <text:list xml:id="list2085727418" text:style-name="L59">
        <text:list-item>
          <text:p text:style-name="P105"><text:span text:style-name="Strong_20_Emphasis">Pratique com Projetos Reais:</text:span> A melhor maneira de aprender é praticar.</text:p>
        </text:list-item>
        <text:list-item>
          <text:p text:style-name="P105"><text:span text:style-name="Strong_20_Emphasis">Contribua para Projetos Open Source:</text:span> Ganhe experiência e contribua para a comunidade.</text:p>
        </text:list-item>
        <text:list-item>
          <text:p text:style-name="P104"><text:span text:style-name="Strong_20_Emphasis">Continue Aprendendo:</text:span> Mantenha-se atualizado com as últimas tendências e tecnologias.</text:p>
        </text:list-item>
      </text:list>
      <text:h text:style-name="Heading_20_5" text:outline-level="5">Recursos Adicionais e Comunidades</text:h>
      <text:list xml:id="list392939401" text:style-name="L60">
        <text:list-item>
          <text:p text:style-name="P107"><text:span text:style-name="Strong_20_Emphasis">Cursos Online:</text:span> Udemy, Coursera, freeCodeCamp.</text:p>
        </text:list-item>
        <text:list-item>
          <text:p text:style-name="P107"><text:span text:style-name="Strong_20_Emphasis">Blogs e Sites:</text:span> Smashing Magazine, CSS-Tricks, MDN Web Docs.</text:p>
        </text:list-item>
        <text:list-item>
          <text:p text:style-name="P106"><text:span text:style-name="Strong_20_Emphasis">Comunidades:</text:span> Stack Overflow, GitHub, fóruns de desenvolvedores.</text:p>
        </text:list-item>
      </text:list>
      <text:p text:style-name="Horizontal_20_Line"/>
      <text:h text:style-name="Heading_20_4" text:outline-level="4"><text:soft-page-break/>Apêndices</text:h>
      <text:h text:style-name="Heading_20_5" text:outline-level="5">Glossário de Termos Técnicos</text:h>
      <text:list xml:id="list839080638" text:style-name="L61">
        <text:list-item>
          <text:p text:style-name="P109"><text:span text:style-name="Strong_20_Emphasis">DOM (Document Object Model):</text:span> Representação estruturada de um documento HTML.</text:p>
        </text:list-item>
        <text:list-item>
          <text:p text:style-name="P109"><text:span text:style-name="Strong_20_Emphasis">CSS (Cascading Style Sheets):</text:span> Linguagem para estilização de documentos HTML.</text:p>
        </text:list-item>
        <text:list-item>
          <text:p text:style-name="P108"><text:span text:style-name="Strong_20_Emphasis">SPA (Single Page Application):</text:span> Aplicação web que carrega uma única página HTML e atualiza dinamicamente o conteúdo conforme o usuário interage.</text:p>
        </text:list-item>
      </text:list>
      <text:h text:style-name="Heading_20_5" text:outline-level="5">Referências e Leituras Recomendadas</text:h>
      <text:list xml:id="list2644959090" text:style-name="L62">
        <text:list-item>
          <text:p text:style-name="P111"><text:span text:style-name="Strong_20_Emphasis">HTML &amp; CSS:</text:span> "HTML &amp; CSS: Design and Build Websites" por Jon Duckett.</text:p>
        </text:list-item>
        <text:list-item>
          <text:p text:style-name="P111"><text:span text:style-name="Strong_20_Emphasis">JavaScript:</text:span> "JavaScript: The Good Parts" por Douglas Crockford.</text:p>
        </text:list-item>
        <text:list-item>
          <text:p text:style-name="P110"><text:span text:style-name="Strong_20_Emphasis">React:</text:span> "Learning React" por Alex Banks e Eve Porcello.</text:p>
        </text:list-item>
      </text:list>
      <text:h text:style-name="Heading_20_5" text:outline-level="5">Links Úteis e Ferramentas Online</text:h>
      <text:list xml:id="list4068750271" text:style-name="L63">
        <text:list-item>
          <text:p text:style-name="P113"><text:span text:style-name="Strong_20_Emphasis">W3C Validator:</text:span> <text:a xlink:type="simple" xlink:href="https://validator.w3.org/" office:target-frame-name="_new" xlink:show="replace" text:style-name="Internet_20_link" text:visited-style-name="Visited_20_Internet_20_Link">https://validator.w3.org/</text:a></text:p>
        </text:list-item>
        <text:list-item>
          <text:p text:style-name="P113"><text:span text:style-name="Strong_20_Emphasis">CodePen:</text:span> <text:a xlink:type="simple" xlink:href="https://codepen.io/" office:target-frame-name="_new" xlink:show="replace" text:style-name="Internet_20_link" text:visited-style-name="Visited_20_Internet_20_Link">https://codepen.io/</text:a></text:p>
        </text:list-item>
        <text:list-item>
          <text:p text:style-name="P112"/>
        </text:list-item>
      </text:list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9:02:06.635162810</meta:creation-date>
    <dc:date>2024-07-24T09:12:34.200252886</dc:date>
    <meta:editing-duration>PT10M28S</meta:editing-duration>
    <meta:editing-cycles>1</meta:editing-cycles>
    <meta:document-statistic meta:table-count="0" meta:image-count="0" meta:object-count="0" meta:page-count="13" meta:paragraph-count="505" meta:word-count="2223" meta:character-count="15955" meta:non-whitespace-character-count="13918"/>
    <meta:generator>LibreOffice/7.3.7.2$Linux_X86_64 LibreOffice_project/30$Build-2</meta:generator>
  </office:meta>
</office:document-meta>
</file>